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h text:style-name="Title">Poems</text:h>
      <text:p text:style-name="Author">T.S. Elliot</text:p>
      <text:p text:style-name="Text_20_body">The Project Gutenberg EBook of Poems, by T. S. [Thomas Stearns] Eliot</text:p>
      <text:p text:style-name="Text_20_body">This eBook is for the use of anyone anywhere at no cost and with almost no restrictions whatsoever. You may copy it, give it away or re-use it under the terms of the Project Gutenberg License included with this eBook or online at www.gutenberg.org</text:p>
      <text:p text:style-name="Text_20_body">Title: Poems</text:p>
      <text:p text:style-name="Text_20_body">Author: T. S. [Thomas Stearns] Eliot</text:p>
      <text:p text:style-name="Text_20_body">Posting Date: September 17, 2008 [EBook #1567] Release Date: December, 1998 [Last updated: December 24, 2012]</text:p>
      <text:p text:style-name="Text_20_body">Language: English</text:p>
      <text:h text:style-name="Heading_20_3" text:outline-level="3">*** START OF THIS PROJECT GUTENBERG EBOOK POEMS ***</text:h>
      <text:p text:style-name="First_20_paragraph">Produced by Bill Brewer</text:p>
      <text:h text:style-name="Heading_20_1" text:outline-level="1">POEMS</text:h>
      <text:h text:style-name="Heading_20_2" text:outline-level="2">by T. S. ELIOT</text:h>
      <text:p text:style-name="First_20_paragraph">New York Alfred A. Knopf 1920</text:p>
      <text:p text:style-name="P1"><text:s text:c="9"/>To Jean Verdenal 1889-1915</text:p>
      <text:p text:style-name="First_20_paragraph">Certain of these poems first appeared in Poetry, Blast, Others, The Little Review, and Art and Letters.</text:p>
      <text:h text:style-name="Heading_20_2" text:outline-level="2">CONTENTS</text:h>
      <text:p text:style-name="P2"><text:s text:c="1"/>Gerontion</text:p>
      <text:p text:style-name="P3"><text:s text:c="1"/>Burbank with a Baedeker: Bleistein with a Cigar</text:p>
      <text:p text:style-name="P4"><text:s text:c="1"/></text:p>
      <text:h text:style-name="Heading_20_2" text:outline-level="2">POEMS</text:h>
      <text:h text:style-name="Heading_20_3" text:outline-level="3">Gerontion</text:h>
      <text:p text:style-name="First_20_paragraph">      Thou hast nor youth nor age<text:line-break/>      But as it were an after dinner sleep<text:line-break/>      Dreaming of both.</text:p>
      <text:p text:style-name="Text_20_body">    Here I am, an old man in a dry month,<text:line-break/>    Being read to by a boy, waiting for rain.<text:line-break/>    I was neither at the hot gates<text:line-break/>    Nor fought in the warm rain<text:line-break/>    Nor knee deep in the salt marsh, heaving a cutlass,<text:line-break/>    Bitten by flies, fought.<text:line-break/>    My house is a decayed house,<text:line-break/>    And the jew squats on the window sill, the owner,<text:line-break/>    Spawned in some estaminet of Antwerp,<text:line-break/>    Blistered in Brussels, patched and peeled in London.<text:line-break/>    The goat coughs at night in the field overhead;<text:line-break/>    Rocks, moss, stonecrop, iron, merds.<text:line-break/>    The woman keeps the kitchen, makes tea,<text:line-break/>    Sneezes at evening, poking the peevish gutter.</text:p>
      <text:p text:style-name="Text_20_body">                      I an old man,<text:line-break/>    A dull head among windy spaces.</text:p>
      <text:p text:style-name="Text_20_body">    Signs are taken for wonders. “We would see a sign”:<text:line-break/>    The word within a word, unable to speak a word,<text:line-break/>    Swaddled with darkness. In the juvescence of the year<text:line-break/>    Came Christ the tiger</text:p>
      <text:p text:style-name="Text_20_body">    In depraved May, dogwood and chestnut, flowering Judas,<text:line-break/>    To be eaten, to be divided, to be drunk<text:line-break/>    Among whispers; by Mr. Silvero<text:line-break/>    With caressing hands, at Limoges<text:line-break/>    Who walked all night in the next room;<text:line-break/>    By Hakagawa, bowing among the Titians;<text:line-break/>    By Madame de Tornquist, in the dark room<text:line-break/>    Shifting the candles; Fraulein von Kulp<text:line-break/>    Who turned in the hall, one hand on the door. Vacant shuttles<text:line-break/>    Weave the wind. I have no ghosts,<text:line-break/>    An old man in a draughty house<text:line-break/>    Under a windy knob.</text:p>
      <text:p text:style-name="Text_20_body">    After such knowledge, what forgiveness? Think now<text:line-break/>    History has many cunning passages, contrived corridors<text:line-break/>    And issues, deceives with whispering ambitions,<text:line-break/>    Guides us by vanities. Think now<text:line-break/>    She gives when our attention is distracted<text:line-break/>    And what she gives, gives with such supple confusions<text:line-break/>    That the giving famishes the craving. Gives too late<text:line-break/>    What’s not believed in, or if still believed,<text:line-break/>    In memory only, reconsidered passion. Gives too soon<text:line-break/>    Into weak hands, what’s thought can be dispensed with<text:line-break/>    Till the refusal propagates a fear. Think<text:line-break/>    Neither fear nor courage saves us. Unnatural vices<text:line-break/>    Are fathered by our heroism. Virtues<text:line-break/>    Are forced upon us by our impudent crimes.<text:line-break/>    These tears are shaken from the wrath-bearing tree.</text:p>
      <text:p text:style-name="Text_20_body">    The tiger springs in the new year. Us he devours. Think at last<text:line-break/>    We have not reached conclusion, when I<text:line-break/>    Stiffen in a rented house. Think at last<text:line-break/>    I have not made this show purposelessly<text:line-break/>    And it is not by any concitation<text:line-break/>    Of the backward devils.<text:line-break/>    I would meet you upon this honestly.<text:line-break/>    I that was near your heart was removed therefrom<text:line-break/>    To lose beauty in terror, terror in inquisition.<text:line-break/>    I have lost my passion: why should I need to keep it<text:line-break/>    Since what is kept must be adulterated?<text:line-break/>    I have lost my sight, smell, hearing, taste and touch:<text:line-break/>    How should I use it for your closer contact</text:p>
      <text:p text:style-name="Text_20_body">    These with a thousand small deliberations<text:line-break/>    Protract the profit of their chilled delirium,<text:line-break/>    Excite the membrane, when the sense has cooled,<text:line-break/>    With pungent sauces, multiply variety<text:line-break/>    In a wilderness of mirrors. What will the spider do,<text:line-break/>    Suspend its operations, will the weevil<text:line-break/>    Delay? De Bailhache, Fresca, Mrs. Cammel, whirled<text:line-break/>    Beyond the circuit of the shuddering Bear<text:line-break/>    In fractured atoms. Gull against the wind, in the windy straits<text:line-break/>    Of Belle Isle, or running on the Horn,<text:line-break/>    White feathers in the snow, the Gulf claims,<text:line-break/>    And an old man driven by the Trades<text:line-break/>    To a sleepy corner.</text:p>
      <text:p text:style-name="Text_20_body">                      Tenants of the house,<text:line-break/>    Thoughts of a dry brain in a dry season.</text:p>
      <text:h text:style-name="Heading_20_3" text:outline-level="3">Burbank with a Baedeker: Bleistein with a Cigar</text:h>
      <text:p text:style-name="First_20_paragraph">      Tra-la-la-la-la-la-laire–nil nisi divinum stabile<text:line-break/>      est; caetera fumus–the gondola stopped, the old<text:line-break/>      palace was there, how charming its grey and pink–<text:line-break/>      goats and monkeys, with such hair too!–so the<text:line-break/>      countess passed on until she came through the<text:line-break/>      little park, where Niobe presented her with a<text:line-break/>      cabinet, and so departed.</text:p>
      <text:p text:style-name="Text_20_body">    Burbank crossed a little bridge<text:line-break/>    Descending at a small hotel;<text:line-break/>    Princess Volupine arrived,<text:line-break/>    They were together, and he fell.</text:p>
      <text:p text:style-name="Text_20_body">    Defunctive music under sea<text:line-break/>    Passed seaward with the passing bell<text:line-break/>    Slowly: the God Hercules<text:line-break/>    Had left him, that had loved him well.</text:p>
      <text:p text:style-name="Text_20_body">    The horses, under the axletree<text:line-break/>    Beat up the dawn from Istria<text:line-break/>    With even feet. Her shuttered barge<text:line-break/>    Burned on the water all the day.</text:p>
      <text:p text:style-name="Text_20_body">    But this or such was Bleistein’s way:<text:line-break/>    A saggy bending of the knees<text:line-break/>    And elbows, with the palms turned out,<text:line-break/>    Chicago Semite Viennese.</text:p>
      <text:p text:style-name="Text_20_body">    A lustreless protrusive eye<text:line-break/>    Stares from the protozoic slime<text:line-break/>    At a perspective of Canaletto.<text:line-break/>    The smoky candle end of time</text:p>
      <text:p text:style-name="Text_20_body">    Declines. On the Rialto once.<text:line-break/>    The rats are underneath the piles.<text:line-break/>    The jew is underneath the lot.<text:line-break/>    Money in furs. The boatman smiles,</text:p>
      <text:p text:style-name="Text_20_body">    Princess Volupine extends<text:line-break/>    A meagre, blue-nailed, phthisic hand<text:line-break/>    To climb the waterstair. Lights, lights,<text:line-break/>    She entertains Sir Ferdinand</text:p>
      <text:p text:style-name="Text_20_body">    Klein. Who clipped the lion’s wings<text:line-break/>    And flea’d his rump and pared his claws?<text:line-break/>    Thought Burbank, meditating on<text:line-break/>    Time’s ruins, and the seven la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ems</dc:title>
  </office:meta>
</office:document-meta>
</file>